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7.55cm"/>
    </style:style>
    <style:style style:name="gr3" style:family="graphic" style:parent-style-name="Code">
      <style:graphic-properties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No subregisters?)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4.2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3" draw:layer="layout" svg:width="23.6cm" svg:height="3.976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 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text:tab/></text:p>
              </text:list-item>
              <text:list-item>
                <text:p>…<text:tab/></text:p>
              </text:list-item>
              <text:list-item>
                <text:p>…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4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>
        <text:list-style style:name="Default-outline2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yriad Pro Light2" fo:font-family="'Myriad Pro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yriad Pro Light4" fo:font-family="'Myriad Pro Light'" style:font-style-name="Semibold" style:font-pitch="variable" fo:font-size="44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H27M21S</meta:editing-duration>
    <meta:editing-cycles>20</meta:editing-cycles>
    <dc:date>2014-04-01T00:08:59.139279711</dc:date>
    <meta:generator>LibreOffice/4.2.2.1$Linux_X86_64 LibreOffice_project/420m0$Build-1</meta:generator>
    <meta:document-statistic meta:object-count="186"/>
  </office:meta>
</office:document-meta>
</file>